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xing rati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 Rj</text:p>
          </table:table-cell>
          <table:table-cell office:value-type="string" calcext:value-type="string">
            <text:p>eden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01.222" calcext:value-type="float">
            <text:p>201.222</text:p>
          </table:table-cell>
          <table:table-cell office:value-type="float" office:value="0.200845" calcext:value-type="float">
            <text:p>0.200845</text:p>
          </table:table-cell>
          <table:table-cell office:value-type="float" office:value="0.0902995" calcext:value-type="float">
            <text:p>0.0902995</text:p>
          </table:table-cell>
          <table:table-cell office:value-type="float" office:value="0.0213447" calcext:value-type="float">
            <text:p>0.0213447</text:p>
          </table:table-cell>
          <table:table-cell office:value-type="float" office:value="0.146455" calcext:value-type="float">
            <text:p>0.146455</text:p>
          </table:table-cell>
          <table:table-cell office:value-type="float" office:value="0.0607576" calcext:value-type="float">
            <text:p>0.060757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1.449" calcext:value-type="float">
            <text:p>211.449</text:p>
          </table:table-cell>
          <table:table-cell office:value-type="float" office:value="0.216879" calcext:value-type="float">
            <text:p>0.216879</text:p>
          </table:table-cell>
          <table:table-cell office:value-type="float" office:value="0.0607251" calcext:value-type="float">
            <text:p>0.0607251</text:p>
          </table:table-cell>
          <table:table-cell office:value-type="float" office:value="0.0223289" calcext:value-type="float">
            <text:p>0.0223289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0627799" calcext:value-type="float">
            <text:p>0.0627799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80.756" calcext:value-type="float">
            <text:p>280.756</text:p>
          </table:table-cell>
          <table:table-cell office:value-type="float" office:value="0.166432" calcext:value-type="float">
            <text:p>0.166432</text:p>
          </table:table-cell>
          <table:table-cell office:value-type="float" office:value="0.115018" calcext:value-type="float">
            <text:p>0.115018</text:p>
          </table:table-cell>
          <table:table-cell office:value-type="float" office:value="0.0271246" calcext:value-type="float">
            <text:p>0.0271246</text:p>
          </table:table-cell>
          <table:table-cell office:value-type="float" office:value="0.155725" calcext:value-type="float">
            <text:p>0.155725</text:p>
          </table:table-cell>
          <table:table-cell office:value-type="float" office:value="0.0445612" calcext:value-type="float">
            <text:p>0.044561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44.483" calcext:value-type="float">
            <text:p>344.483</text:p>
          </table:table-cell>
          <table:table-cell office:value-type="float" office:value="0.138449" calcext:value-type="float">
            <text:p>0.138449</text:p>
          </table:table-cell>
          <table:table-cell office:value-type="float" office:value="0.137228" calcext:value-type="float">
            <text:p>0.137228</text:p>
          </table:table-cell>
          <table:table-cell office:value-type="float" office:value="0.0309433" calcext:value-type="float">
            <text:p>0.0309433</text:p>
          </table:table-cell>
          <table:table-cell office:value-type="float" office:value="0.161884" calcext:value-type="float">
            <text:p>0.161884</text:p>
          </table:table-cell>
          <table:table-cell office:value-type="float" office:value="0.0412294" calcext:value-type="float">
            <text:p>0.041229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01.595" calcext:value-type="float">
            <text:p>401.595</text:p>
          </table:table-cell>
          <table:table-cell office:value-type="float" office:value="0.133507" calcext:value-type="float">
            <text:p>0.133507</text:p>
          </table:table-cell>
          <table:table-cell office:value-type="float" office:value="0.126763" calcext:value-type="float">
            <text:p>0.126763</text:p>
          </table:table-cell>
          <table:table-cell office:value-type="float" office:value="0.029333" calcext:value-type="float">
            <text:p>0.029333</text:p>
          </table:table-cell>
          <table:table-cell office:value-type="float" office:value="0.169411" calcext:value-type="float">
            <text:p>0.169411</text:p>
          </table:table-cell>
          <table:table-cell office:value-type="float" office:value="0.0419393" calcext:value-type="float">
            <text:p>0.041939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9.421" calcext:value-type="float">
            <text:p>419.421</text:p>
          </table:table-cell>
          <table:table-cell office:value-type="float" office:value="0.17063" calcext:value-type="float">
            <text:p>0.17063</text:p>
          </table:table-cell>
          <table:table-cell office:value-type="float" office:value="0.0673422" calcext:value-type="float">
            <text:p>0.0673422</text:p>
          </table:table-cell>
          <table:table-cell office:value-type="float" office:value="0.0332775" calcext:value-type="float">
            <text:p>0.0332775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0.0492826" calcext:value-type="float">
            <text:p>0.049282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2.523" calcext:value-type="float">
            <text:p>482.523</text:p>
          </table:table-cell>
          <table:table-cell office:value-type="float" office:value="0.162613" calcext:value-type="float">
            <text:p>0.162613</text:p>
          </table:table-cell>
          <table:table-cell office:value-type="float" office:value="0.0772388" calcext:value-type="float">
            <text:p>0.0772388</text:p>
          </table:table-cell>
          <table:table-cell office:value-type="float" office:value="0.0368503" calcext:value-type="float">
            <text:p>0.0368503</text:p>
          </table:table-cell>
          <table:table-cell office:value-type="float" office:value="0.200824" calcext:value-type="float">
            <text:p>0.200824</text:p>
          </table:table-cell>
          <table:table-cell office:value-type="float" office:value="0.0441343" calcext:value-type="float">
            <text:p>0.0441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.969" calcext:value-type="float">
            <text:p>576.969</text:p>
          </table:table-cell>
          <table:table-cell office:value-type="float" office:value="0.172647" calcext:value-type="float">
            <text:p>0.172647</text:p>
          </table:table-cell>
          <table:table-cell office:value-type="float" office:value="0.0844016" calcext:value-type="float">
            <text:p>0.0844016</text:p>
          </table:table-cell>
          <table:table-cell office:value-type="float" office:value="0.0414772" calcext:value-type="float">
            <text:p>0.0414772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038983" calcext:value-type="float">
            <text:p>0.03898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9.614" calcext:value-type="float">
            <text:p>679.614</text:p>
          </table:table-cell>
          <table:table-cell office:value-type="float" office:value="0.204398" calcext:value-type="float">
            <text:p>0.204398</text:p>
          </table:table-cell>
          <table:table-cell office:value-type="float" office:value="0.0516905" calcext:value-type="float">
            <text:p>0.0516905</text:p>
          </table:table-cell>
          <table:table-cell office:value-type="float" office:value="0.0474567" calcext:value-type="float">
            <text:p>0.0474567</text:p>
          </table:table-cell>
          <table:table-cell office:value-type="float" office:value="0.207031" calcext:value-type="float">
            <text:p>0.207031</text:p>
          </table:table-cell>
          <table:table-cell office:value-type="float" office:value="0.039426" calcext:value-type="float">
            <text:p>0.03942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8.216" calcext:value-type="float">
            <text:p>878.216</text:p>
          </table:table-cell>
          <table:table-cell office:value-type="float" office:value="0.263042" calcext:value-type="float">
            <text:p>0.263042</text:p>
          </table:table-cell>
          <table:table-cell office:value-type="float" office:value="0.0245614" calcext:value-type="float">
            <text:p>0.0245614</text:p>
          </table:table-cell>
          <table:table-cell office:value-type="float" office:value="0.0541473" calcext:value-type="float">
            <text:p>0.0541473</text:p>
          </table:table-cell>
          <table:table-cell office:value-type="float" office:value="0.208537" calcext:value-type="float">
            <text:p>0.208537</text:p>
          </table:table-cell>
          <table:table-cell office:value-type="float" office:value="0.0366013" calcext:value-type="float">
            <text:p>0.036601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17.06" calcext:value-type="float">
            <text:p>917.06</text:p>
          </table:table-cell>
          <table:table-cell office:value-type="float" office:value="0.238822" calcext:value-type="float">
            <text:p>0.238822</text:p>
          </table:table-cell>
          <table:table-cell office:value-type="float" office:value="0.0324301" calcext:value-type="float">
            <text:p>0.0324301</text:p>
          </table:table-cell>
          <table:table-cell office:value-type="float" office:value="0.0599202" calcext:value-type="float">
            <text:p>0.0599202</text:p>
          </table:table-cell>
          <table:table-cell office:value-type="float" office:value="0.207266" calcext:value-type="float">
            <text:p>0.207266</text:p>
          </table:table-cell>
          <table:table-cell office:value-type="float" office:value="0.0340084" calcext:value-type="float">
            <text:p>0.034008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15.424" calcext:value-type="float">
            <text:p>915.424</text:p>
          </table:table-cell>
          <table:table-cell office:value-type="float" office:value="0.223875" calcext:value-type="float">
            <text:p>0.223875</text:p>
          </table:table-cell>
          <table:table-cell office:value-type="float" office:value="0.0321296" calcext:value-type="float">
            <text:p>0.0321296</text:p>
          </table:table-cell>
          <table:table-cell office:value-type="float" office:value="0.0659499" calcext:value-type="float">
            <text:p>0.0659499</text:p>
          </table:table-cell>
          <table:table-cell office:value-type="float" office:value="0.219024" calcext:value-type="float">
            <text:p>0.219024</text:p>
          </table:table-cell>
          <table:table-cell office:value-type="float" office:value="0.0318013" calcext:value-type="float">
            <text:p>0.0318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.72" calcext:value-type="float">
            <text:p>1068.72</text:p>
          </table:table-cell>
          <table:table-cell office:value-type="float" office:value="0.248611" calcext:value-type="float">
            <text:p>0.248611</text:p>
          </table:table-cell>
          <table:table-cell office:value-type="float" office:value="0.0250213" calcext:value-type="float">
            <text:p>0.0250213</text:p>
          </table:table-cell>
          <table:table-cell office:value-type="float" office:value="0.0678053" calcext:value-type="float">
            <text:p>0.0678053</text:p>
          </table:table-cell>
          <table:table-cell office:value-type="float" office:value="0.213985" calcext:value-type="float">
            <text:p>0.213985</text:p>
          </table:table-cell>
          <table:table-cell office:value-type="float" office:value="0.031407" calcext:value-type="float">
            <text:p>0.031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5:15:38.805469519</dc:date>
    <meta:generator>LibreOffice/4.2.7.2$Linux_X86_64 LibreOffice_project/420m0$Build-2</meta:generator>
    <meta:document-statistic meta:table-count="1" meta:cell-count="99" meta:object-count="0"/>
  </office:meta>
</office:document-meta>
</file>